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334" officeooo:paragraph-rsid="001b2334"/>
    </style:style>
    <style:style style:name="P2" style:family="paragraph" style:parent-style-name="Standard" style:list-style-name="L2">
      <style:text-properties officeooo:rsid="001b2334" officeooo:paragraph-rsid="001b2334"/>
    </style:style>
    <style:style style:name="P3" style:family="paragraph" style:parent-style-name="Standard" style:list-style-name="L3">
      <style:text-properties officeooo:rsid="001b2334" officeooo:paragraph-rsid="001b233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 Von Hoene<text:tab/>ravonhoe<text:tab/>Games and Puzzles<text:tab/>Spring 2017</text:p>
      <text:p text:style-name="P1"/>
      <text:p text:style-name="P1">Final Project Proposal: Multidimensional Sudoku Generator, UI, and Solver</text:p>
      <text:p text:style-name="P1"/>
      <text:p text:style-name="P1">Traditional sudoku is played on a 9x9 grid. For my project, I propose to build a game of (n<text:span text:style-name="T1">2</text:span><text:span text:style-name="T2">)</text:span><text:span text:style-name="T1">d</text:span><text:span text:style-name="T2"> sudoku – a game of sudoku that can be any square size (4, 9, 16, 25, etc.) in dimensions of 2 or greater.</text:span></text:p>
      <text:p text:style-name="P1"><text:span text:style-name="T2"/></text:p>
      <text:p text:style-name="P1"><text:span text:style-name="T2">At a minimum, I will produce:</text:span></text:p>
      <text:list xml:id="list855274686" text:style-name="L2">
        <text:list-item>
          <text:p text:style-name="P2"><text:span text:style-name="T2">a generator of partial, solveable 9x9 or 9x9x9 sudoku games</text:span></text:p>
        </text:list-item>
        <text:list-item>
          <text:p text:style-name="P2"><text:span text:style-name="T2">a UI to display and allow for solving the games by hand</text:span></text:p>
        </text:list-item>
        <text:list-item>
          <text:p text:style-name="P2"><text:span text:style-name="T2">an AI to solve the games automatically</text:span></text:p>
        </text:list-item>
      </text:list>
      <text:p text:style-name="P1"><text:span text:style-name="T2"/></text:p>
      <text:p text:style-name="P1"><text:span text:style-name="T2">Ideally, I will produce:</text:span></text:p>
      <text:list xml:id="list880272520" text:style-name="L3">
        <text:list-item>
          <text:p text:style-name="P3"><text:span text:style-name="T2">a generator of partial, solveable (n</text:span><text:span text:style-name="T1">2</text:span><text:span text:style-name="T2">)</text:span><text:span text:style-name="T1">d</text:span><text:span text:style-name="T2"> sudoku games</text:span></text:p>
        </text:list-item>
        <text:list-item>
          <text:p text:style-name="P3"><text:span text:style-name="T2">a UI to display and allow for solving games of at least d={2,3,4}</text:span></text:p>
        </text:list-item>
        <text:list-item>
          <text:p text:style-name="P3"><text:span text:style-name="T2">an AI to solve the games automaticall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23:25:39.174207071</meta:creation-date>
    <dc:date>2017-04-06T23:32:35.341032192</dc:date>
    <meta:editing-duration>PT7M2S</meta:editing-duration>
    <meta:editing-cycles>1</meta:editing-cycles>
    <meta:document-statistic meta:table-count="0" meta:image-count="0" meta:object-count="0" meta:page-count="1" meta:paragraph-count="11" meta:word-count="132" meta:character-count="692" meta:non-whitespace-character-count="576"/>
    <meta:generator>LibreOffice/5.3.1.2$Linux_x86 LibreOffice_project/30m0$Build-2</meta:generator>
  </office:meta>
</office:document-meta>
</file>